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5071in"/>
    </style:style>
    <style:style style:name="co15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style:font-name="Arial" style:font-name-asian="WenQuanYi Micro Hei" style:font-name-complex="Lohit Hindi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row table:style-name="ro2">
          <table:table-cell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z(-1, 1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r(-1, 1)</text:p>
          </table:table-cell>
          <table:table-cell/>
          <table:table-cell table:style-name="ce1"/>
          <table:table-cell table:style-name="ce2" office:value-type="string">
            <text:p>2*pi/a</text:p>
          </table:table-cell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</table:table-row>
        <table:table-row table:style-name="ro4">
          <table:table-cell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/>
          <table:table-cell table:style-name="ce1"/>
          <table:table-cell table:style-name="ce2" office:value-type="string">
            <text:p>(A^-1)</text:p>
          </table:table-cell>
          <table:table-cell table:number-columns-repeated="3" table:style-name="ce2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I</text:p>
          </table:table-cell>
          <table:table-cell office:value-type="string">
            <text:p>NA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3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SQRT([.$G3]^2-[.H3]^2)" office:value-type="float" office:value="1.47839654286579">
            <text:p>1.478</text:p>
          </table:table-cell>
          <table:table-cell table:style-name="ce4" table:formula="of:=SQRT([.$G3]^2-[.I3]^2)" office:value-type="float" office:value="1.31351949528068">
            <text:p>1.314</text:p>
          </table:table-cell>
          <table:table-cell table:style-name="ce4" table:formula="of:=SQRT([.$G3]^2-[.J3]^2)" office:value-type="float" office:value="1.31351949528068">
            <text:p>1.314</text:p>
          </table:table-cell>
          <table:table-cell table:number-columns-repeated="2"/>
          <table:table-cell table:style-name="ce6" table:formula="of:=2*PI()/[.F3]" office:value-type="float" office:value="0.739198271432892">
            <text:p>0.739</text:p>
          </table:table-cell>
          <table:table-cell table:style-name="ce6" office:value-type="string">
            <text:p>NA</text:p>
          </table:table-cell>
          <table:table-cell table:style-name="ce6" table:formula="of:=RADIANS([.D3])" office:value-type="float" office:value="0.558505360638185">
            <text:p>0.559</text:p>
          </table:table-cell>
          <table:table-cell table:style-name="ce6" table:formula="of:=RADIANS([.E3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4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[.P4]*SQRT(3)*SIN([.R4]-[.S4])" office:value-type="float" office:value="0.211315230055395">
            <text:p>0.211</text:p>
          </table:table-cell>
          <table:table-cell table:style-name="ce4" table:formula="of:=2*PI()/[.$F4]*SQRT(3)*SIN(RADIANS([.$D4]-[.$E4]))" office:value-type="float" office:value="0.211315230055395">
            <text:p>0.211</text:p>
          </table:table-cell>
          <table:table-cell table:style-name="ce4" table:formula="of:=SQRT([.$G4]^2-[.H4]^2)" office:value-type="float" office:value="1.47839654286579">
            <text:p>1.478</text:p>
          </table:table-cell>
          <table:table-cell table:style-name="ce4" table:formula="of:=SQRT([.$G4]^2-[.I4]^2)" office:value-type="float" office:value="1.46321639257635">
            <text:p>1.463</text:p>
          </table:table-cell>
          <table:table-cell table:style-name="ce4" table:formula="of:=SQRT([.$G4]^2-[.J4]^2)" office:value-type="float" office:value="1.46321639257635">
            <text:p>1.463</text:p>
          </table:table-cell>
          <table:table-cell table:number-columns-repeated="2"/>
          <table:table-cell table:style-name="ce6" table:formula="of:=2*PI()/[.F4]" office:value-type="float" office:value="0.739198271432892">
            <text:p>0.739</text:p>
          </table:table-cell>
          <table:table-cell table:style-name="ce6" office:value-type="float" office:value="0">
            <text:p>0.000</text:p>
          </table:table-cell>
          <table:table-cell table:style-name="ce6" table:formula="of:=RADIANS([.D4])" office:value-type="float" office:value="0.349065850398866">
            <text:p>0.349</text:p>
          </table:table-cell>
          <table:table-cell table:style-name="ce6" table:formula="of:=RADIANS([.E4])" office:value-type="float" office:value="0.183259571459405">
            <text:p>0.183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90">
            <text:p>9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5]" office:value-type="float" office:value="1.47839654286579">
            <text:p>1.478</text:p>
          </table:table-cell>
          <table:table-cell table:style-name="ce4" table:formula="of:=[.P5]*2*SIN([.S5])" office:value-type="float" office:value="0.26941637087492">
            <text:p>0.269</text:p>
          </table:table-cell>
          <table:table-cell table:style-name="ce4" table:formula="of:=[.P5]*(SQRT(3)*SIN(RADIANS([.D5]))*COS(RADIANS([.E5]))+SIN(RADIANS([.E5])))" office:value-type="float" office:value="0.288128251002157">
            <text:p>0.288</text:p>
          </table:table-cell>
          <table:table-cell table:style-name="ce5" table:formula="of:=[.P5]*(SQRT(3)*SIN(RADIANS([.D5]))*COS(RADIANS([.E5]))-SIN(RADIANS([.E5])))" office:value-type="float" office:value="0.0187118801272369">
            <text:p>0.019</text:p>
          </table:table-cell>
          <table:table-cell table:style-name="ce4" table:formula="of:=SQRT([.$G5]^2-[.H5]^2)" office:value-type="float" office:value="1.45364065609837">
            <text:p>1.454</text:p>
          </table:table-cell>
          <table:table-cell table:style-name="ce4" table:formula="of:=SQRT([.$G5]^2-[.I5]^2)" office:value-type="float" office:value="1.45004774022511">
            <text:p>1.450</text:p>
          </table:table-cell>
          <table:table-cell table:style-name="ce4" table:formula="of:=SQRT([.$G5]^2-[.J5]^2)" office:value-type="float" office:value="1.47827812115975">
            <text:p>1.478</text:p>
          </table:table-cell>
          <table:table-cell table:number-columns-repeated="2"/>
          <table:table-cell table:style-name="ce6" table:formula="of:=2*PI()/[.F5]" office:value-type="float" office:value="0.739198271432892">
            <text:p>0.739</text:p>
          </table:table-cell>
          <table:table-cell table:style-name="ce6" table:formula="of:=PI()/2" office:value-type="float" office:value="1.5707963267949">
            <text:p>1.571</text:p>
          </table:table-cell>
          <table:table-cell table:style-name="ce6" table:formula="of:=RADIANS([.D5])" office:value-type="float" office:value="0.122173047639603">
            <text:p>0.122</text:p>
          </table:table-cell>
          <table:table-cell table:style-name="ce6" table:formula="of:=RADIANS([.E5])" office:value-type="float" office:value="0.183259571459405">
            <text:p>0.183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6]" office:value-type="float" office:value="1.47839654286579">
            <text:p>1.478</text:p>
          </table:table-cell>
          <table:table-cell table:style-name="ce4" table:formula="of:=[.P6]*2*SIN([.S6])*SIN([.Q6])" office:value-type="float" office:value="0.173177505045112">
            <text:p>0.173</text:p>
          </table:table-cell>
          <table:table-cell table:style-name="ce5" table:formula="of:=[.$P6]*(SQRT(3)*SIN([.$R6])*COS([.$S6])+SIN([.$S6])*SIN([.$Q6])-SQRT(3)*COS([.$R6])*SIN([.$S6])*COS([.$Q6]))" office:value-type="float" office:value="0.129173462644853">
            <text:p>0.129</text:p>
          </table:table-cell>
          <table:table-cell table:style-name="ce5" table:formula="of:=[.$P6]*(SQRT(3)*SIN([.$R6])*COS([.$S6])-SIN([.$S6])*SIN([.$Q6])-SQRT(3)*COS([.$R6])*SIN([.$S6])*COS([.$Q6]))" office:value-type="float" office:value="-0.0440040424002591">
            <text:p>-0.044</text:p>
          </table:table-cell>
          <table:table-cell table:style-name="ce4" table:formula="of:=SQRT([.G6]^2-[.H6]^2)" office:value-type="float" office:value="1.46821861100582">
            <text:p>1.468</text:p>
          </table:table-cell>
          <table:table-cell table:style-name="ce4" table:formula="of:=SQRT([.$G6]^2-[.I6]^2)" office:value-type="float" office:value="1.47274252824648">
            <text:p>1.473</text:p>
          </table:table-cell>
          <table:table-cell table:style-name="ce4" table:formula="of:=SQRT([.$G6]^2-[.J6]^2)" office:value-type="float" office:value="1.4777415140037">
            <text:p>1.478</text:p>
          </table:table-cell>
          <table:table-cell table:number-columns-repeated="2"/>
          <table:table-cell table:style-name="ce6" table:formula="of:=2*PI()/[.F6]" office:value-type="float" office:value="0.739198271432892">
            <text:p>0.739</text:p>
          </table:table-cell>
          <table:table-cell table:style-name="ce6" table:formula="of:=RADIANS([.C6])" office:value-type="float" office:value="0.698131700797732">
            <text:p>0.698</text:p>
          </table:table-cell>
          <table:table-cell table:style-name="ce6" table:formula="of:=RADIANS([.D6])" office:value-type="float" office:value="0.174532925199433">
            <text:p>0.175</text:p>
          </table:table-cell>
          <table:table-cell table:style-name="ce6" table:formula="of:=RADIANS([.E6])" office:value-type="float" office:value="0.183259571459405">
            <text:p>0.183</text:p>
          </table:table-cell>
        </table:table-row>
        <table:table-row table:style-name="ro4">
          <table:table-cell table:number-columns-repeated="19"/>
        </table:table-row>
        <table:table-row table:style-name="ro2">
          <table:table-cell table:style-name="ce1"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z(1, -1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r(-1, -1)</text:p>
          </table:table-cell>
          <table:table-cell/>
          <table:table-cell table:style-name="ce1"/>
          <table:table-cell table:style-name="ce7" office:value-type="string">
            <text:p>2*pi/a</text:p>
          </table:table-cell>
          <table:table-cell table:style-name="ce7" office:value-type="string">
            <text:p>zeta</text:p>
          </table:table-cell>
          <table:table-cell table:style-name="ce7" office:value-type="string">
            <text:p>theta</text:p>
          </table:table-cell>
          <table:table-cell table:style-name="ce7" office:value-type="string">
            <text:p>xi</text:p>
          </table:table-cell>
        </table:table-row>
        <table:table-row table:style-name="ro4">
          <table:table-cell table:style-name="ce1"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/>
          <table:table-cell table:style-name="ce1"/>
          <table:table-cell table:style-name="ce7" office:value-type="string">
            <text:p>(A^-1)</text:p>
          </table:table-cell>
          <table:table-cell table:number-columns-repeated="3" table:style-name="ce7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F</text:p>
          </table:table-cell>
          <table:table-cell office:value-type="string">
            <text:p>NA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8">
            <text:p>8.8</text:p>
          </table:table-cell>
          <table:table-cell table:style-name="ce4" table:formula="of:=4*PI()/[.F10]/COS(RADIANS([.D10]))" office:value-type="float" office:value="1.51964230551085">
            <text:p>1.520</text:p>
          </table:table-cell>
          <table:table-cell table:style-name="ce4" table:formula="of:=[.$P10]*2*TAN(RADIANS([.$D10]))" office:value-type="float" office:value="0.519748279134571">
            <text:p>0.520</text:p>
          </table:table-cell>
          <table:table-cell table:style-name="ce4" table:formula="of:=[.$P10]*TAN(RADIANS([.$D10]))" office:value-type="float" office:value="0.259874139567286">
            <text:p>0.260</text:p>
          </table:table-cell>
          <table:table-cell table:style-name="ce4" table:formula="of:=[.$P10]*TAN(RADIANS([.$D10]))" office:value-type="float" office:value="0.259874139567286">
            <text:p>0.260</text:p>
          </table:table-cell>
          <table:table-cell table:style-name="ce4" table:formula="of:=SQRT([.$G10]^2-[.H10]^2)" office:value-type="float" office:value="1.42799666072263">
            <text:p>1.428</text:p>
          </table:table-cell>
          <table:table-cell table:style-name="ce4" table:formula="of:=SQRT([.$G10]^2-[.I10]^2)" office:value-type="float" office:value="1.49725688119391">
            <text:p>1.497</text:p>
          </table:table-cell>
          <table:table-cell table:style-name="ce4" table:formula="of:=SQRT([.$G10]^2-[.J10]^2)" office:value-type="float" office:value="1.49725688119391">
            <text:p>1.497</text:p>
          </table:table-cell>
          <table:table-cell table:number-columns-repeated="2"/>
          <table:table-cell table:style-name="ce6" table:formula="of:=2*PI()/[.F10]" office:value-type="float" office:value="0.713998330361317">
            <text:p>0.714</text:p>
          </table:table-cell>
          <table:table-cell table:style-name="ce6" office:value-type="string">
            <text:p>NA</text:p>
          </table:table-cell>
          <table:table-cell table:style-name="ce6" table:formula="of:=RADIANS([.D10])" office:value-type="float" office:value="0.349065850398866">
            <text:p>0.349</text:p>
          </table:table-cell>
          <table:table-cell table:style-name="ce6" table:formula="of:=RADIANS([.E10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0.5">
            <text:p>-10.5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1]/COS(RADIANS([.D11]))" office:value-type="float" office:value="1.47766323629785">
            <text:p>1.478</text:p>
          </table:table-cell>
          <table:table-cell table:style-name="ce4" table:formula="of:=[.P11]*2*TAN([.R11])*COS([.S11])" office:value-type="float" office:value="0.496927779688562">
            <text:p>0.497</text:p>
          </table:table-cell>
          <table:table-cell table:style-name="ce4" table:formula="of:=[.$P11]*(TAN([.$R11])*COS([.$S11])-SQRT(3)*SIN([.$S11])/COS([.$R11]))" office:value-type="float" office:value="0.481669580338834">
            <text:p>0.482</text:p>
          </table:table-cell>
          <table:table-cell table:style-name="ce4" table:formula="of:=[.$P11]*(TAN([.$R11])*COS([.$S11])+SQRT(3)*SIN([.$S11])/COS([.$R11]))" office:value-type="float" office:value="0.0152581993497285">
            <text:p>0.015</text:p>
          </table:table-cell>
          <table:table-cell table:style-name="ce4" table:formula="of:=SQRT([.$G11]^2-[.H11]^2)" office:value-type="float" office:value="1.39160030960043">
            <text:p>1.392</text:p>
          </table:table-cell>
          <table:table-cell table:style-name="ce4" table:formula="of:=SQRT([.$G11]^2-[.I11]^2)" office:value-type="float" office:value="1.39695492242321">
            <text:p>1.397</text:p>
          </table:table-cell>
          <table:table-cell table:style-name="ce4" table:formula="of:=SQRT([.$G11]^2-[.J11]^2)" office:value-type="float" office:value="1.47758445689538">
            <text:p>1.478</text:p>
          </table:table-cell>
          <table:table-cell table:number-columns-repeated="2"/>
          <table:table-cell table:style-name="ce6" table:formula="of:=2*PI()/[.F11]" office:value-type="float" office:value="0.694274619577855">
            <text:p>0.694</text:p>
          </table:table-cell>
          <table:table-cell table:style-name="ce6" office:value-type="float" office:value="0">
            <text:p>0.000</text:p>
          </table:table-cell>
          <table:table-cell table:style-name="ce6" table:formula="of:=RADIANS([.D11])" office:value-type="float" office:value="0.349065850398866">
            <text:p>0.349</text:p>
          </table:table-cell>
          <table:table-cell table:style-name="ce6" table:formula="of:=RADIANS([.E11])" office:value-type="float" office:value="-0.183259571459405">
            <text:p>-0.183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90">
            <text:p>90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-10.5">
            <text:p>-10.5</text:p>
          </table:table-cell>
          <table:table-cell table:style-name="ce3" office:value-type="float" office:value="8.88">
            <text:p>8.88</text:p>
          </table:table-cell>
          <table:table-cell table:style-name="ce4" table:formula="of:=4*PI()/[.F12]/COS(RADIANS([.D12]))" office:value-type="float" office:value="1.49137696450855">
            <text:p>1.491</text:p>
          </table:table-cell>
          <table:table-cell table:style-name="ce4" table:formula="of:=[.P12]*2*(TAN([.R12])*COS([.S12])+SIN([.S12]))" office:value-type="float" office:value="0.204981629857135">
            <text:p>0.205</text:p>
          </table:table-cell>
          <table:table-cell table:style-name="ce4" table:formula="of:=[.$P12]*(TAN([.$R12])*COS([.$S12])+SIN([.$S12]))" office:value-type="float" office:value="0.102490814928568">
            <text:p>0.102</text:p>
          </table:table-cell>
          <table:table-cell table:style-name="ce4" table:formula="of:=[.$P12]*(TAN([.$R12])*COS([.$S12])+SIN([.$S12]))" office:value-type="float" office:value="0.102490814928568">
            <text:p>0.102</text:p>
          </table:table-cell>
          <table:table-cell table:style-name="ce4" table:formula="of:=SQRT([.$G12]^2-[.H12]^2)" office:value-type="float" office:value="1.47722299660134">
            <text:p>1.477</text:p>
          </table:table-cell>
          <table:table-cell table:style-name="ce4" table:formula="of:=SQRT([.$G12]^2-[.I12]^2)" office:value-type="float" office:value="1.48785109574917">
            <text:p>1.488</text:p>
          </table:table-cell>
          <table:table-cell table:style-name="ce4" table:formula="of:=SQRT([.$G12]^2-[.J12]^2)" office:value-type="float" office:value="1.48785109574917">
            <text:p>1.488</text:p>
          </table:table-cell>
          <table:table-cell table:number-columns-repeated="2"/>
          <table:table-cell table:style-name="ce6" table:formula="of:=2*PI()/[.F12]" office:value-type="float" office:value="0.707565912970674">
            <text:p>0.708</text:p>
          </table:table-cell>
          <table:table-cell table:style-name="ce6" table:formula="of:=PI()/2" office:value-type="float" office:value="1.5707963267949">
            <text:p>1.571</text:p>
          </table:table-cell>
          <table:table-cell table:style-name="ce6" table:formula="of:=RADIANS([.D12])" office:value-type="float" office:value="0.321140582366957">
            <text:p>0.321</text:p>
          </table:table-cell>
          <table:table-cell table:style-name="ce6" table:formula="of:=RADIANS([.E12])" office:value-type="float" office:value="-0.183259571459405">
            <text:p>-0.183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-10.5">
            <text:p>-10.5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3]/COS([.R13])" office:value-type="float" office:value="1.40219530749918">
            <text:p>1.402</text:p>
          </table:table-cell>
          <table:table-cell table:style-name="ce4" table:formula="of:=[.P13]*2*(TAN([.R13])*COS([.S13])+SIN([.S13])*SIN([.Q13]))" office:value-type="float" office:value="0.0653585998549678">
            <text:p>0.065</text:p>
          </table:table-cell>
          <table:table-cell table:style-name="ce4" table:formula="of:=[.P13]*(TAN([.R13])*COS([.S13])+SIN([.S13])*SIN([.Q13])-SQRT(3)*SIN([.S13])*COS([.Q13])/COS([.R13]))" office:value-type="float" office:value="0.224326648956037">
            <text:p>0.224</text:p>
          </table:table-cell>
          <table:table-cell table:style-name="ce4" table:formula="of:=[.P13]*(TAN([.R13])*COS([.S13])+SIN([.S13])*SIN([.Q13])+SQRT(3)*SIN([.S13])*COS([.Q13])/COS([.R13]))" office:value-type="float" office:value="-0.158968049101069">
            <text:p>-0.159</text:p>
          </table:table-cell>
          <table:table-cell table:style-name="ce4" table:formula="of:=SQRT([.G13]^2-[.H13]^2)" office:value-type="float" office:value="1.40067124401043">
            <text:p>1.401</text:p>
          </table:table-cell>
          <table:table-cell table:style-name="ce4" table:formula="of:=SQRT([.$G13]^2-[.I13]^2)" office:value-type="float" office:value="1.38413483264489">
            <text:p>1.384</text:p>
          </table:table-cell>
          <table:table-cell table:style-name="ce4" table:formula="of:=SQRT([.$G13]^2-[.J13]^2)" office:value-type="float" office:value="1.39315499487233">
            <text:p>1.393</text:p>
          </table:table-cell>
          <table:table-cell table:number-columns-repeated="2"/>
          <table:table-cell table:style-name="ce6" table:formula="of:=2*PI()/[.F13]" office:value-type="float" office:value="0.694274619577855">
            <text:p>0.694</text:p>
          </table:table-cell>
          <table:table-cell table:style-name="ce6" table:formula="of:=RADIANS([.C13])" office:value-type="float" office:value="0.523598775598299">
            <text:p>0.524</text:p>
          </table:table-cell>
          <table:table-cell table:style-name="ce6" table:formula="of:=RADIANS([.D13])" office:value-type="float" office:value="0.139626340159546">
            <text:p>0.140</text:p>
          </table:table-cell>
          <table:table-cell table:style-name="ce6" table:formula="of:=RADIANS([.E13])" office:value-type="float" office:value="-0.183259571459405">
            <text:p>-0.183</text:p>
          </table:table-cell>
        </table:table-row>
        <table:table-row table:style-name="ro4" table:number-rows-repeated="104856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7-24T22:46:01</meta:creation-date>
    <dc:date>2014-08-04T16:10:22</dc:date>
    <dc:creator>kiyo </dc:creator>
    <meta:editing-duration>P3DT35M27S</meta:editing-duration>
    <meta:editing-cycles>13</meta:editing-cycles>
    <meta:generator>LibreOffice/3.5$Linux_x86 LibreOffice_project/350m1$Build-2</meta:generator>
    <meta:document-statistic meta:table-count="3" meta:cell-count="196" meta:object-count="0"/>
  </office:meta>
</office:document-meta>
</file>